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justify" style:justify-single-word="false"/>
      <style:text-properties fo:color="#000000" fo:font-size="14pt" officeooo:rsid="00020fc4" officeooo:paragraph-rsid="00020fc4" style:font-size-asian="14pt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fo:font-size="14pt" officeooo:rsid="00020fc4" officeooo:paragraph-rsid="00020fc4" style:font-size-asian="14pt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officeooo:rsid="000b41eb" officeooo:paragraph-rsid="00020fc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fo:font-size="14pt" officeooo:rsid="00020fc4" officeooo:paragraph-rsid="00020fc4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bold" officeooo:rsid="0006426b" officeooo:paragraph-rsid="0006426b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06426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03dfa8" officeooo:paragraph-rsid="000ac75c" style:font-size-asian="14pt" style:font-style-asian="normal" style:font-size-complex="14pt" style:font-style-complex="normal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fo:font-size="14pt" fo:font-style="normal" officeooo:rsid="00055132" officeooo:paragraph-rsid="000ac75c" style:font-size-asian="14pt" style:font-style-asian="normal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20fc4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20fc4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094eeb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ac75c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paragraph-rsid="00020fc4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officeooo:paragraph-rsid="00020fc4" style:font-size-asian="14pt" style:font-size-complex="14pt"/>
    </style:style>
    <style:style style:name="P15" style:family="paragraph" style:parent-style-name="Standard">
      <style:paragraph-properties style:snap-to-layout-grid="false"/>
      <style:text-properties fo:font-size="14pt" officeooo:paragraph-rsid="00020fc4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officeooo:paragraph-rsid="00020fc4" style:font-size-asian="14pt" style:font-size-complex="14pt" style:font-weight-complex="bold"/>
    </style:style>
    <style:style style:name="P17" style:family="paragraph" style:parent-style-name="Standard">
      <style:text-properties fo:font-size="14pt" officeooo:paragraph-rsid="00020fc4" style:font-size-asian="14pt" style:font-size-complex="14pt"/>
    </style:style>
    <style:style style:name="P18" style:family="paragraph" style:parent-style-name="Standard">
      <style:text-properties officeooo:paragraph-rsid="00020fc4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020fc4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officeooo:paragraph-rsid="00094eeb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20fc4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fo:font-size="14pt" fo:font-style="italic" officeooo:rsid="000c8b70" officeooo:paragraph-rsid="000c8b70" style:font-size-asian="14pt" style:font-style-asian="italic" style:font-size-complex="14pt" style:font-style-complex="italic" style:font-weight-complex="bold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style="normal" officeooo:rsid="00020fc4" officeooo:paragraph-rsid="00020fc4" style:font-size-asian="14pt" style:font-style-asian="normal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fo:font-size="14pt" fo:font-style="normal" officeooo:rsid="000c8b70" officeooo:paragraph-rsid="000c8b70" style:font-size-asian="14pt" style:font-style-asian="normal" style:font-size-complex="14pt" style:font-style-complex="normal" style:font-weight-complex="bold"/>
    </style:style>
    <style:style style:name="P25" style:family="paragraph" style:parent-style-name="Standard" style:list-style-name="L2">
      <style:paragraph-properties fo:line-height="150%" fo:text-align="justify" style:justify-single-word="false"/>
      <style:text-properties fo:color="#000000" fo:font-size="14pt" fo:font-style="normal" fo:font-weight="normal" officeooo:rsid="0006426b" officeooo:paragraph-rsid="0006426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fo:font-style="italic" officeooo:rsid="00020fc4" officeooo:paragraph-rsid="00020fc4" style:font-style-asian="italic" style:font-style-complex="italic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font-style="italic" officeooo:rsid="00020fc4" officeooo:paragraph-rsid="000c8b70" style:font-style-asian="italic" style:font-style-complex="italic"/>
    </style:style>
    <style:style style:name="T1" style:family="text">
      <style:text-properties officeooo:rsid="000b41eb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officeooo:rsid="000b41eb" style:font-size-asian="14pt" style:font-weight-asian="bold" style:font-size-complex="14pt"/>
    </style:style>
    <style:style style:name="T7" style:family="text">
      <style:text-properties fo:color="#000000" fo:font-size="14pt" fo:font-weight="bold" officeooo:rsid="00020fc4" style:font-size-asian="14pt" style:font-weight-asian="bold" style:font-size-complex="14pt"/>
    </style:style>
    <style:style style:name="T8" style:family="text">
      <style:text-properties fo:color="#000000" fo:font-size="14pt" fo:font-weight="bold" officeooo:rsid="00020fc4" style:font-size-asian="14pt" style:font-weight-asian="bold" style:font-size-complex="14pt" style:font-weight-complex="bold"/>
    </style:style>
    <style:style style:name="T9" style:family="text">
      <style:text-properties fo:color="#000000" fo:font-size="14pt" officeooo:rsid="000b41eb" style:font-size-asian="14pt" style:font-size-complex="14pt"/>
    </style:style>
    <style:style style:name="T10" style:family="text">
      <style:text-properties fo:color="#000000" fo:font-size="14pt" style:font-size-asian="14pt" style:font-size-complex="14pt" style:font-weight-complex="bold"/>
    </style:style>
    <style:style style:name="T11" style:family="text">
      <style:text-properties fo:color="#000000" fo:font-size="14pt" officeooo:rsid="00020fc4" style:font-size-asian="14pt" style:font-size-complex="14pt" style:font-weight-complex="bold"/>
    </style:style>
    <style:style style:name="T12" style:family="text">
      <style:text-properties fo:color="#000000" fo:font-size="14pt" officeooo:rsid="000ac75c" style:font-size-asian="14pt" style:font-size-complex="14pt" style:font-weight-complex="bold"/>
    </style:style>
    <style:style style:name="T13" style:family="text">
      <style:text-properties fo:color="#000000" fo:font-size="14pt" officeooo:rsid="000c8b70" style:font-size-asian="14pt" style:font-size-complex="14pt" style:font-weight-complex="bold"/>
    </style:style>
    <style:style style:name="T14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15" style:family="text">
      <style:text-properties fo:color="#000000" fo:font-size="14pt" fo:font-style="normal" officeooo:rsid="000c8b70" style:font-size-asian="14pt" style:font-style-asian="normal" style:font-size-complex="14pt" style:font-style-complex="normal" style:font-weight-complex="bold"/>
    </style:style>
    <style:style style:name="T16" style:family="text">
      <style:text-properties fo:text-transform="uppercase" style:font-size-complex="14pt"/>
    </style:style>
    <style:style style:name="T17" style:family="text">
      <style:text-properties fo:color="#ff0000" fo:font-size="14pt" fo:font-weight="bold" style:font-size-asian="14pt" style:font-weight-asian="bold" style:font-size-complex="14pt"/>
    </style:style>
    <style:style style:name="T18" style:family="text">
      <style:text-properties fo:font-variant="normal" fo:text-transform="none" fo:font-size="14pt" style:font-size-asian="14pt" style:font-size-complex="14pt"/>
    </style:style>
    <style:style style:name="T19" style:family="text">
      <style:text-properties fo:font-variant="normal" fo:text-transform="none" fo:font-size="14pt" officeooo:rsid="00020fc4" style:font-size-asian="14pt" style:font-size-complex="1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6426b" style:font-weight-asian="normal" style:font-weight-complex="normal"/>
    </style:style>
    <style:style style:name="T24" style:family="text">
      <style:text-properties fo:font-weight="normal" officeooo:rsid="0008094c" style:font-weight-asian="normal" style:font-weight-complex="normal"/>
    </style:style>
    <style:style style:name="T25" style:family="text">
      <style:text-properties fo:font-weight="normal" officeooo:rsid="000c8b70" style:font-weight-asian="normal" style:font-weight-complex="normal"/>
    </style:style>
    <style:style style:name="T26" style:family="text">
      <style:text-properties fo:font-weight="normal" officeooo:rsid="000ac75c" style:font-weight-asian="normal"/>
    </style:style>
    <style:style style:name="T27" style:family="text">
      <style:text-properties officeooo:rsid="000ac7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0"><text:span text:style-name="T2">Кафедра</text:span><text:span text:style-name="T5"> </text:span><text:span text:style-name="T6">МО ЭВМ</text:span></text:p>
      <text:p text:style-name="P9"/>
      <text:p text:style-name="P9"/>
      <text:p text:style-name="P13"/>
      <text:p text:style-name="P13"/>
      <text:p text:style-name="P13"/>
      <text:p text:style-name="P19"><text:span text:style-name="Название_20_книги"><text:span text:style-name="T16">отчет</text:span></text:span></text:p>
      <text:p text:style-name="P10"><text:span text:style-name="T2">по лабораторной работе</text:span><text:span text:style-name="T17"> </text:span><text:span text:style-name="T5">№</text:span><text:span text:style-name="T7">2</text:span></text:p>
      <text:p text:style-name="P10"><text:span text:style-name="T2">по дисциплине </text:span><text:span text:style-name="T5">«</text:span><text:span text:style-name="T6">Программирование</text:span><text:span text:style-name="T5">»</text:span></text:p>
      <text:p text:style-name="P10"><text:span text:style-name="Название_20_книги"><text:span text:style-name="T18">Тема: </text:span></text:span><text:span text:style-name="Название_20_книги"><text:span text:style-name="T19">Динамические структуры данных</text:span></text:span></text:p>
      <text:p text:style-name="P13"/>
      <text:p text:style-name="P13"/>
      <text:p text:style-name="P13"/>
      <text:p text:style-name="P13"/>
      <text:p text:style-name="P14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4">Студент гр. </text:span><text:span text:style-name="T9">6303</text:span>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3">Гречков С.Д.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4">Берленко Т.А.</text:p>
          </table:table-cell>
        </table:table-row>
      </table:table>
      <text:p text:style-name="P16"/>
      <text:p text:style-name="P16"/>
      <text:p text:style-name="P16">Санкт-Петербург</text:p>
      <text:p text:style-name="P2">201<text:span text:style-name="T1">7</text:span></text:p>
      <text:p text:style-name="P20"><text:span text:style-name="T8">Цель работы</text:span><text:span text:style-name="T11">: </text:span><text:span text:style-name="T4">Требуется написать программу, получающую на вход строку, (без кириллических символов и не более 3000 символов) представляющую собой код "простой" </text:span><text:a xlink:type="simple" xlink:href="https://ru.wikipedia.org/wiki/HTML" text:style-name="Internet_20_link" text:visited-style-name="Visited_20_Internet_20_Link"><text:span text:style-name="T4">html</text:span></text:a><text:span text:style-name="T4">-страницы и проверяющую ее на валидность. Программа должна</text:span></text:p>
      <text:p text:style-name="P11"><text:span text:style-name="T4">вывести </text:span><text:span text:style-name="T3">correct</text:span><text:span text:style-name="T4"> если страница валидна или </text:span><text:span text:style-name="T3">wrong</text:span><text:span text:style-name="T4">.</text:span> </text:p>
      <text:p text:style-name="P12"><text:span text:style-name="T8">Ход работы: </text:span><text:span text:style-name="T11"><text:s/>Для решения задачи была создана имитация «стека» <text:s/>на базе массива, который работает по принципу </text:span><text:span text:style-name="T12">LIFO</text:span><text:span text:style-name="T11"> ( Last In </text:span><text:span text:style-name="T12">First</text:span><text:span text:style-name="T11"> Out). Для работы со стеком были созданы функции :</text:span></text:p>
      <text:list xml:id="list4252645491977361040" text:style-name="L1">
        <text:list-item>
          <text:p text:style-name="P26"><text:span text:style-name="T13">int find(char** stack)</text:span></text:p>
          <text:p text:style-name="P27"><text:span text:style-name="T13">{<text:tab/></text:span></text:p>
          <text:p text:style-name="P27"><text:span text:style-name="T13"><text:tab/>int i =0;</text:span></text:p>
          <text:p text:style-name="P27"><text:span text:style-name="T13"><text:tab/>while(stack[i] !=NULL ){ ++i;}</text:span></text:p>
          <text:p text:style-name="P27"><text:span text:style-name="T13"><text:tab/>return i;</text:span></text:p>
          <text:p text:style-name="P27"><text:span text:style-name="T13">}</text:span><text:span text:style-name="T10"> <text:line-break/>К</text:span><text:span text:style-name="T14">оторая находит </text:span><text:span text:style-name="T15">последний элемент </text:span><text:span text:style-name="T14">в стеке </text:span><text:span text:style-name="T10">stack</text:span><text:span text:style-name="T14"> и возвращает его номер </text:span><text:span text:style-name="T10">i</text:span><text:span text:style-name="T14"> в массиве.</text:span></text:p>
        </text:list-item>
        <text:list-item>
          <text:p text:style-name="P24">void push(char** stack, char* name)</text:p>
          <text:p text:style-name="P24">{</text:p>
          <text:p text:style-name="P24"><text:tab/>int number = find(stack);</text:p>
          <text:p text:style-name="P24"><text:tab/>stack[number] = (char*)malloc(sizeof(char)*NAME_SIZE);</text:p>
          <text:p text:style-name="P24"><text:tab/>strcpy(stack[number],name);</text:p>
          <text:p text:style-name="P24">}</text:p>
          <text:p text:style-name="P26"><text:span text:style-name="T14">Которая записывает тег <text:s/></text:span><text:span text:style-name="T10">name</text:span><text:span text:style-name="T14"> в стек </text:span><text:span text:style-name="T10">stack</text:span><text:span text:style-name="T14"> по номеру </text:span><text:span text:style-name="T10">number. </text:span><text:span text:style-name="T14">Функция ничего не возвращает.</text:span></text:p>
        </text:list-item>
        <text:list-item>
          <text:p text:style-name="P24">void pop(char** stack,char* name)</text:p>
          <text:p text:style-name="P24">{</text:p>
          <text:p text:style-name="P24"><text:tab/>int number = find(stack)-1;</text:p>
          <text:p text:style-name="P24"><text:tab/>if(number&gt;=0)</text:p>
          <text:p text:style-name="P24"><text:tab/>{</text:p>
          <text:p text:style-name="P24"><text:soft-page-break/><text:tab/>char s[31] ="/";</text:p>
          <text:p text:style-name="P24"><text:tab/>if (strcat(s,stack[number])==(strcat(stack[number],name)))</text:p>
          <text:p text:style-name="P24"><text:tab/><text:tab/>free(stack[number]);</text:p>
          <text:p text:style-name="P24"><text:tab/>}</text:p>
          <text:p text:style-name="P24">}</text:p>
          <text:p text:style-name="P23">}</text:p>
        </text:list-item>
      </text:list>
      <text:p text:style-name="P1">Которая удаляет тег <text:span text:style-name="T21">name</text:span> из стека <text:span text:style-name="T21">stack</text:span> по номеру <text:span text:style-name="T21">number. </text:span><text:span text:style-name="T20">Функция ничего не возвращает.</text:span></text:p>
      <text:p text:style-name="P7">Основная работа по считыванию тегов и реализация принципа <text:span text:style-name="T27">LIFO</text:span> реализована в <text:s/>главной функции </text:p>
      <text:p text:style-name="P22">int main()</text:p>
      <text:p text:style-name="P22">{</text:p>
      <text:p text:style-name="P22"><text:tab/>char** stack = (char**)malloc(sizeof(char*)*STACK_SIZE);</text:p>
      <text:p text:style-name="P22"><text:tab/>char* br = "br";</text:p>
      <text:p text:style-name="P22"><text:tab/>char* hr = "hr";</text:p>
      <text:p text:style-name="P22"><text:tab/>int i = 0;<text:tab/>// номер тега в массиве </text:p>
      <text:p text:style-name="P22"><text:tab/>char c;</text:p>
      <text:p text:style-name="P22"><text:tab/>scanf("%c",&amp;c);</text:p>
      <text:p text:style-name="P22"><text:tab/>while ((c != '\n')&amp;&amp;(!(i&lt;0)))</text:p>
      <text:p text:style-name="P22"><text:tab/>{</text:p>
      <text:p text:style-name="P22"><text:tab/><text:tab/>if (c == '&lt;')</text:p>
      <text:p text:style-name="P22"><text:tab/><text:tab/>{</text:p>
      <text:p text:style-name="P22"><text:tab/><text:tab/><text:tab/>char* arr = (char*)malloc(sizeof(char)*NAME_SIZE);</text:p>
      <text:p text:style-name="P22"><text:tab/><text:tab/><text:tab/>int j =0;</text:p>
      <text:p text:style-name="P22"><text:tab/><text:tab/><text:tab/>scanf("%c",&amp;c);</text:p>
      <text:p text:style-name="P22"><text:tab/><text:tab/><text:tab/>while((c !='&gt;') &amp;&amp; (c != '\n'))</text:p>
      <text:p text:style-name="P22"><text:tab/><text:tab/><text:tab/>{</text:p>
      <text:p text:style-name="P22"><text:tab/><text:tab/><text:tab/><text:tab/>arr[j] = c;</text:p>
      <text:p text:style-name="P22"><text:soft-page-break/><text:tab/><text:tab/><text:tab/><text:tab/>++j;</text:p>
      <text:p text:style-name="P22"><text:tab/><text:tab/><text:tab/><text:tab/>scanf("%c",&amp;c);</text:p>
      <text:p text:style-name="P22"><text:tab/><text:tab/><text:tab/>}</text:p>
      <text:p text:style-name="P22"><text:tab/><text:tab/><text:tab/>if (c =='\n')</text:p>
      <text:p text:style-name="P22"><text:tab/><text:tab/><text:tab/>{</text:p>
      <text:p text:style-name="P22"><text:tab/><text:tab/><text:tab/><text:tab/>printf("wrong\n");<text:tab/><text:tab/></text:p>
      <text:p text:style-name="P22"><text:tab/><text:tab/><text:tab/><text:tab/>return 0;</text:p>
      <text:p text:style-name="P22"><text:tab/><text:tab/><text:tab/>}</text:p>
      <text:p text:style-name="P22"><text:tab/><text:tab/><text:tab/>arr[j] = '\0';</text:p>
      <text:p text:style-name="P22"><text:tab/><text:tab/></text:p>
      <text:p text:style-name="P22"><text:tab/><text:tab/><text:tab/>if ((strcmp(br,arr) != 0)&amp;&amp;(strcmp(hr,arr) != 0))</text:p>
      <text:p text:style-name="P22"><text:tab/><text:tab/><text:tab/>{</text:p>
      <text:p text:style-name="P22"><text:tab/><text:tab/><text:tab/><text:tab/>if(arr[0]=='/')</text:p>
      <text:p text:style-name="P22"><text:tab/><text:tab/><text:tab/><text:tab/>{</text:p>
      <text:p text:style-name="P22"><text:tab/><text:tab/><text:tab/><text:tab/><text:tab/>pop(stack,arr);</text:p>
      <text:p text:style-name="P22"><text:tab/><text:tab/><text:tab/><text:tab/><text:tab/>--i;</text:p>
      <text:p text:style-name="P22"><text:tab/><text:tab/><text:tab/><text:tab/>}</text:p>
      <text:p text:style-name="P22"><text:tab/><text:tab/><text:tab/><text:tab/>else </text:p>
      <text:p text:style-name="P22"><text:tab/><text:tab/><text:tab/><text:tab/>{</text:p>
      <text:p text:style-name="P22"><text:tab/><text:tab/><text:tab/><text:tab/><text:tab/>push(stack,arr);</text:p>
      <text:p text:style-name="P22"><text:tab/><text:tab/><text:tab/><text:tab/><text:tab/>++i;</text:p>
      <text:p text:style-name="P22"><text:tab/><text:tab/><text:tab/><text:tab/>}</text:p>
      <text:p text:style-name="P22"><text:tab/><text:tab/><text:tab/>}</text:p>
      <text:p text:style-name="P22"><text:tab/><text:tab/><text:tab/>free(arr);</text:p>
      <text:p text:style-name="P22"><text:tab/><text:tab/>}<text:tab/></text:p>
      <text:p text:style-name="P22"/>
      <text:p text:style-name="P22"><text:tab/><text:tab/>scanf("%c",&amp;c);</text:p>
      <text:p text:style-name="P22"><text:tab/>}</text:p>
      <text:p text:style-name="P22"><text:soft-page-break/><text:tab/>if(i == 0)</text:p>
      <text:p text:style-name="P22"><text:tab/>{</text:p>
      <text:p text:style-name="P22"><text:tab/><text:tab/>printf("correct\n");</text:p>
      <text:p text:style-name="P22"><text:tab/>}</text:p>
      <text:p text:style-name="P22"><text:tab/>else printf("wrong\n");</text:p>
      <text:p text:style-name="P22"><text:tab/>free(stack);</text:p>
      <text:p text:style-name="P22"><text:tab/>return 0;</text:p>
      <text:p text:style-name="P22">}</text:p>
      <text:p text:style-name="P8">Программа считывает данные из входного потока по символам. Когда найден символ открытия тега «&lt;», то в строку <text:span text:style-name="T21">arr </text:span><text:span text:style-name="T22">считывается имя те</text:span><text:span text:style-name="T25">га</text:span><text:span text:style-name="T22">. </text:span><text:span text:style-name="T25">Если тег — открывающий, вызывается функция push, если закрывающий — функция pop</text:span><text:span text:style-name="T23">. После того, как мы получили символ конца строки, программа проверяет массив на наличие элементов, если он не пустой (есть незакрытые теги), программа <text:s text:c="2"/>выводит сообщение «wrong», если массив пустой (все теги закрыты), выводит сообщение «correct».</text:span></text:p>
      <text:p text:style-name="P6"/>
      <text:p text:style-name="P5">Составление отчёта;</text:p>
      <text:p text:style-name="P6">По проведенной работе составлен отчёт Lr2.odt. Отчёт и файл с текстом программы laba2.c были помещены в папку laba2. Из старой ветки создана новая<text:line-break/>git checkout -b Grechkov_Sem2_LR2 , в которую перемещена папка laba2: mv laba2 ~/pr1-2016-6303. Папка с работой и отчётом отправлена на гит:</text:p>
      <text:list xml:id="list3075544330388896773" text:style-name="L2">
        <text:list-item>
          <text:p text:style-name="P25">git add laba2</text:p>
        </text:list-item>
        <text:list-item>
          <text:p text:style-name="P25">git commit -m «лабораторная работа№2»</text:p>
        </text:list-item>
        <text:list-item>
          <text:p text:style-name="P25">git push origin Grechkov_Sem2_LR2</text:p>
        </text:list-item>
      </text:list>
      <text:p text:style-name="P6"/>
      <text:p text:style-name="P5">Вывод: <text:span text:style-name="T22">В ходе данной лабораторной работы был получен опыт </text:span><text:span text:style-name="T24">имитации стека на базе массива и созданы API для работы с ни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11:45.000748632</meta:creation-date>
    <dc:date>2017-05-04T11:57:18.608511417</dc:date>
    <meta:editing-duration>PT12M35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5" meta:paragraph-count="104" meta:word-count="481" meta:character-count="3252" meta:non-whitespace-character-count="2738"/>
  </office:meta>
</office:document-meta>
</file>